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officeooo:paragraph-rsid="0008ef2c" style:font-size-complex="10pt"/>
    </style:style>
    <style:style style:name="P2" style:family="paragraph" style:parent-style-name="Standard">
      <style:text-properties fo:color="#000000" loext:opacity="100%" officeooo:paragraph-rsid="0008ef2c" style:font-size-complex="10pt"/>
    </style:style>
    <style:style style:name="P3" style:family="paragraph" style:parent-style-name="Standard">
      <style:paragraph-properties fo:margin-left="1cm" fo:margin-right="-0.002cm" fo:text-indent="0cm" style:auto-text-indent="false"/>
      <style:text-properties fo:color="#000000" loext:opacity="100%" officeooo:paragraph-rsid="0008ef2c" style:font-size-complex="10pt"/>
    </style:style>
    <style:style style:name="P4" style:family="paragraph" style:parent-style-name="Standard">
      <style:text-properties officeooo:paragraph-rsid="0008ef2c"/>
    </style:style>
    <style:style style:name="P5" style:family="paragraph" style:parent-style-name="Standard">
      <style:paragraph-properties fo:margin-left="0cm" fo:margin-right="-0.002cm" fo:margin-top="0.635cm" fo:margin-bottom="0.423cm" style:contextual-spacing="false" style:line-height-at-least="0.566cm" fo:text-align="center" style:justify-single-word="false" fo:text-indent="0cm" style:auto-text-indent="false" fo:break-before="page">
        <style:tab-stops>
          <style:tab-stop style:position="17.002cm" style:type="right"/>
        </style:tab-stops>
      </style:paragraph-properties>
      <style:text-properties officeooo:paragraph-rsid="0008ef2c"/>
    </style:style>
    <style:style style:name="P6" style:family="paragraph" style:parent-style-name="List_20_Paragraph" style:list-style-name="WWNum8">
      <style:text-properties officeooo:paragraph-rsid="0008ef2c"/>
    </style:style>
    <style:style style:name="P7" style:family="paragraph" style:parent-style-name="List_20_Paragraph" style:list-style-name="WWNum8">
      <style:text-properties fo:color="#000000" loext:opacity="100%" officeooo:paragraph-rsid="0008ef2c" style:font-size-complex="10pt"/>
    </style:style>
    <style:style style:name="P8" style:family="paragraph" style:parent-style-name="Standard" style:list-style-name="WWNum2">
      <style:paragraph-properties fo:margin-left="1cm" fo:margin-right="-0.002cm" fo:text-indent="-0.635cm" style:auto-text-indent="false"/>
      <style:text-properties officeooo:paragraph-rsid="0008ef2c"/>
    </style:style>
    <style:style style:name="P9" style:family="paragraph" style:parent-style-name="Standard" style:list-style-name="WWNum2">
      <style:paragraph-properties fo:margin-left="1cm" fo:margin-right="-0.002cm" fo:text-indent="-0.635cm" style:auto-text-indent="false"/>
      <style:text-properties officeooo:paragraph-rsid="000bc775"/>
    </style:style>
    <style:style style:name="P10" style:family="paragraph" style:parent-style-name="Standard" style:list-style-name="WWNum2">
      <style:paragraph-properties fo:margin-left="1cm" fo:margin-right="-0.002cm" fo:text-indent="-0.635cm" style:auto-text-indent="false"/>
      <style:text-properties fo:color="#000000" loext:opacity="100%" officeooo:paragraph-rsid="0008ef2c" style:font-size-complex="10pt"/>
    </style:style>
    <style:style style:name="P11" style:family="paragraph" style:parent-style-name="Standard" style:list-style-name="WWNum2">
      <style:paragraph-properties fo:margin-left="1cm" fo:margin-right="-0.002cm" fo:text-indent="-0.635cm" style:auto-text-indent="false"/>
      <style:text-properties officeooo:rsid="000950a4" officeooo:paragraph-rsid="000950a4"/>
    </style:style>
    <style:style style:name="P12" style:family="paragraph" style:parent-style-name="Standard" style:list-style-name="WWNum2">
      <style:paragraph-properties fo:margin-left="1cm" fo:margin-right="-0.002cm" fo:text-indent="-0.635cm" style:auto-text-indent="false"/>
      <style:text-properties officeooo:rsid="0009b866" officeooo:paragraph-rsid="0009b866"/>
    </style:style>
    <style:style style:name="T1" style:family="text">
      <style:text-properties fo:color="#000000" loext:opacity="100%" style:font-size-complex="10pt"/>
    </style:style>
    <style:style style:name="T2" style:family="text">
      <style:text-properties fo:color="#000000" loext:opacity="100%" officeooo:rsid="0008ef2c" style:font-size-complex="10pt"/>
    </style:style>
    <style:style style:name="T3" style:family="text">
      <style:text-properties fo:color="#000000" loext:opacity="100%" officeooo:rsid="000950a4" style:font-size-complex="10pt"/>
    </style:style>
    <style:style style:name="T4" style:family="text">
      <style:text-properties fo:color="#000000" loext:opacity="100%" officeooo:rsid="0009b866" style:font-size-complex="10pt"/>
    </style:style>
    <style:style style:name="T5" style:family="text">
      <style:text-properties fo:color="#000000" loext:opacity="100%" officeooo:rsid="000ae781" style:font-size-complex="10pt"/>
    </style:style>
    <style:style style:name="T6" style:family="text">
      <style:text-properties fo:color="#000000" loext:opacity="100%" officeooo:rsid="000bc775" style:font-size-complex="10pt"/>
    </style:style>
    <style:style style:name="T7" style:family="text">
      <style:text-properties fo:color="#000000" loext:opacity="100%" officeooo:rsid="000ee2f4" style:font-size-complex="10pt"/>
    </style:style>
    <style:style style:name="T8" style:family="text">
      <style:text-properties fo:color="#000000" loext:opacity="100%" fo:font-weight="bold" style:font-weight-asian="bold" style:font-size-complex="10pt" style:font-weight-complex="bold"/>
    </style:style>
    <style:style style:name="T9" style:family="text">
      <style:text-properties fo:color="#000000" loext:opacity="100%" fo:font-weight="bold" officeooo:rsid="000950a4" style:font-weight-asian="bold" style:font-size-complex="10pt" style:font-weight-complex="bold"/>
    </style:style>
    <style:style style:name="T10" style:family="text">
      <style:text-properties fo:color="#000000" loext:opacity="100%" fo:font-weight="bold" officeooo:rsid="000ae781" style:font-weight-asian="bold" style:font-size-complex="10pt" style:font-weight-complex="bold"/>
    </style:style>
    <style:style style:name="T11" style:family="text">
      <style:text-properties fo:color="#000000" loext:opacity="100%" fo:font-style="italic" style:font-style-asian="italic" style:font-size-complex="10pt" style:font-style-complex="italic"/>
    </style:style>
    <style:style style:name="T12" style:family="text">
      <style:text-properties fo:color="#000000" loext:opacity="100%" fo:font-style="italic" officeooo:rsid="000950a4" style:font-style-asian="italic" style:font-size-complex="10pt" style:font-style-complex="italic"/>
    </style:style>
    <style:style style:name="T13" style:family="text">
      <style:text-properties fo:color="#000000" loext:opacity="100%" fo:font-style="italic" officeooo:rsid="0009b866" style:font-style-asian="italic" style:font-size-complex="10pt" style:font-style-complex="italic"/>
    </style:style>
    <style:style style:name="T14" style:family="text">
      <style:text-properties fo:color="#ee3124" loext:opacity="100%" style:font-name="Arial" fo:font-size="16pt" fo:font-weight="bold" style:font-size-asian="16pt" style:font-weight-asian="bold" style:font-name-complex="Arial1" style:font-size-complex="16pt" style:font-weight-complex="bold"/>
    </style:style>
    <style:style style:name="T15" style:family="text">
      <style:text-properties fo:color="#ee3124" loext:opacity="100%" style:font-name="Arial" fo:font-size="16pt" fo:font-weight="bold" officeooo:rsid="0008ef2c" style:font-size-asian="16pt" style:font-weight-asian="bold" style:font-name-complex="Arial1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5">Conception d'une b</text:span><text:span text:style-name="T14">ase de données</text:span></text:p>
      <text:p text:style-name="P2">Voici le cahier des charges :</text:p>
      <text:list text:style-name="WWNum2">
        <text:list-item>
          <text:p text:style-name="P8"><text:span text:style-name="T1">Un </text:span><text:span text:style-name="T11">moniteur</text:span><text:span text:style-name="T1"> d’auto-école</text:span><text:span text:style-name="T3"> va</text:span><text:span text:style-name="T1"> </text:span><text:span text:style-name="T8">dispense</text:span><text:span text:style-name="T9">r</text:span><text:span text:style-name="T1"> des </text:span><text:span text:style-name="T11">leçons</text:span><text:span text:style-name="T1"> de conduite à des </text:span><text:span text:style-name="T11">clients</text:span><text:span text:style-name="T1">. </text:span></text:p>
        </text:list-item>
        <text:list-item>
          <text:p text:style-name="P10">L’auto-école a embauché plusieurs moniteurs.</text:p>
        </text:list-item>
        <text:list-item>
          <text:p text:style-name="P8"><text:span text:style-name="T1">Le </text:span><text:span text:style-name="T11">client</text:span><text:span text:style-name="T1"> peut </text:span><text:span text:style-name="T8">choisir</text:span><text:span text:style-name="T1"> un </text:span><text:span text:style-name="T11">modèle</text:span><text:span text:style-name="T1"> de </text:span><text:span text:style-name="T11">voiture</text:span><text:span text:style-name="T12"> </text:span><text:span text:style-name="T1">sur laquelle il souhaite passer sa leçon.</text:span></text:p>
        </text:list-item>
        <text:list-item>
          <text:p text:style-name="P8"><text:span text:style-name="T4">Une</text:span><text:span text:style-name="T1"> </text:span><text:span text:style-name="T11">leçon</text:span><text:span text:style-name="T1"> possède un numéro et une date d’exécution.</text:span></text:p>
        </text:list-item>
        <text:list-item>
          <text:p text:style-name="P8"><text:span text:style-name="T1">Un </text:span><text:span text:style-name="T11">client</text:span><text:span text:style-name="T1"> possède un numéro, un nom, un prénom, une adresse, une date de naissance.</text:span></text:p>
        </text:list-item>
        <text:list-item>
          <text:p text:style-name="P9"><text:span text:style-name="T1">Un </text:span><text:span text:style-name="T11">moniteur</text:span><text:span text:style-name="T1"> possède un numéro professionnel </text:span><text:span text:style-name="T6">et </text:span><text:span text:style-name="T1">un nom. </text:span></text:p>
        </text:list-item>
        <text:list-item>
          <text:p text:style-name="P11"><text:span text:style-name="T1">Un </text:span><text:span text:style-name="T11">modèle</text:span><text:span text:style-name="T1"> possède <text:s/>un <text:s/>code modèle, un nom, une cylindrée, une puissance fiscale.</text:span></text:p>
        </text:list-item>
        <text:list-item>
          <text:p text:style-name="P8"><text:span text:style-name="T1">Une </text:span><text:span text:style-name="T11">voiture</text:span><text:span text:style-name="T1"> possède un numéro, une immatriculation, une date d’achat et un nombre de kilomètres.</text:span></text:p>
        </text:list-item>
        <text:list-item>
          <text:p text:style-name="P8"><text:span text:style-name="T1">Une voiture </text:span><text:span text:style-name="T8">fait partie </text:span><text:span text:style-name="T1">d’un modèle (code modèle, nom, cylindrée, puissance fiscale).</text:span></text:p>
        </text:list-item>
        <text:list-item>
          <text:p text:style-name="P8"><text:span text:style-name="T1">Un client est toujours suivi par le même moniteur.</text:span><text:span text:style-name="T3"> Un </text:span><text:span text:style-name="T12">moniteur</text:span><text:span text:style-name="T3"> va </text:span><text:span text:style-name="T9">suivre</text:span><text:span text:style-name="T3"> plusieurs </text:span><text:span text:style-name="T12">clients</text:span><text:span text:style-name="T3">.</text:span></text:p>
        </text:list-item>
        <text:list-item>
          <text:p text:style-name="P11"><text:span text:style-name="T1">Un </text:span><text:span text:style-name="T11">client</text:span><text:span text:style-name="T1"> va </text:span><text:span text:style-name="T8">réaliser</text:span><text:span text:style-name="T1"> </text:span><text:span text:style-name="T4">des </text:span><text:span text:style-name="T13">leçons</text:span><text:span text:style-name="T4">.</text:span></text:p>
        </text:list-item>
        <text:list-item>
          <text:p text:style-name="P12"><text:span text:style-name="T1">Une </text:span><text:span text:style-name="T11">leçon</text:span><text:span text:style-name="T1"> </text:span><text:span text:style-name="T5">devra être</text:span><text:span text:style-name="T1"> </text:span><text:span text:style-name="T8">effectu</text:span><text:span text:style-name="T10">ée</text:span><text:span text:style-name="T8"> avec</text:span><text:span text:style-name="T1"> une </text:span><text:span text:style-name="T11">voiture</text:span><text:span text:style-name="T1">.</text:span></text:p>
        </text:list-item>
      </text:list>
      <text:p text:style-name="P3"/>
      <text:p text:style-name="P4"/>
      <text:p text:style-name="P1"/>
      <text:list text:style-name="WWNum8">
        <text:list-item>
          <text:p text:style-name="P6"><text:span text:style-name="T5">Identifier les tables, les associations et les cardinalités, puis d</text:span><text:span text:style-name="T1">onnez le M</text:span><text:span text:style-name="T2">C</text:span><text:span text:style-name="T1">D correspondant</text:span><text:span text:style-name="T5"> (via mocodo </text:span><text:a xlink:type="simple" xlink:href="https://www.mocodo.net/" text:style-name="Internet_20_link" text:visited-style-name="Visited_20_Internet_20_Link"><text:span text:style-name="T7">https://www.mocodo.net/</text:span></text:a><text:span text:style-name="T5">)</text:span><text:span text:style-name="T1">.</text:span></text:p>
          <text:p text:style-name="P7"/>
        </text:list-item>
        <text:list-item>
          <text:p text:style-name="P7">Donnez le MLD correspondant.</text:p>
        </text:list-item>
      </text:list>
      <text:p text:style-name="P2"/>
      <text:list text:continue-numbering="true" text:style-name="WWNum8">
        <text:list-item>
          <text:p text:style-name="P7">Donnez la représentation graphique classique du MLD.</text:p>
        </text:list-item>
      </text:list>
      <text:p text:style-name="P2"/>
      <text:p text:style-name="P2">L’auto-école change sa politique de suivi des clients. Maintenant, plusieurs moniteurs peuvent suivre le même client.</text:p>
      <text:p text:style-name="P2"/>
      <text:list text:continue-numbering="true" text:style-name="WWNum8">
        <text:list-item>
          <text:p text:style-name="P7">Comment doit-on modifier le MCD pour prendre en compte la nouvelle politique de l’auto-école ?</text:p>
        </text:list-item>
      </text:list>
      <text:p text:style-name="P2"/>
      <text:list text:continue-numbering="true" text:style-name="WWNum8">
        <text:list-item>
          <text:p text:style-name="P7"><text:s/>Modifiez le MLD en conséquence.</text:p>
        </text:list-item>
      </text:list>
      <text:p text:style-name="P2"/>
      <text:list text:continue-numbering="true" text:style-name="WWNum8">
        <text:list-item>
          <text:p text:style-name="P7"><text:s/>Quelle est la nouvelle représentation classique 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06cm" style:contextual-spacing="true" fo:line-height="100%" fo:text-align="start" style:justify-single-word="false" fo:text-indent="0cm" style:auto-text-indent="false"/>
      <style:text-properties style:font-name-asian="Calibri" style:font-family-asian="Calibri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ListLabel_20_171" style:display-name="ListLabel 171" style:family="text">
      <style:text-properties fo:font-weight="normal" style:font-weight-asian="normal"/>
    </style:style>
    <style:style style:name="ListLabel_20_141" style:display-name="ListLabel 141" style:family="text">
      <style:text-properties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1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4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43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4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5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46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4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8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49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1-01-04T17:47:40.434574883</meta:creation-date>
    <dc:date>2026-01-12T07:46:12.056074771</dc:date>
    <meta:editing-duration>PT4H9M12S</meta:editing-duration>
    <meta:editing-cycles>6</meta:editing-cycles>
    <meta:generator>LibreOffice/24.2.7.2$Linux_X86_64 LibreOffice_project/420$Build-2</meta:generator>
    <dc:creator>Didier BERNARD</dc:creator>
    <meta:document-statistic meta:table-count="0" meta:image-count="0" meta:object-count="0" meta:page-count="1" meta:paragraph-count="21" meta:word-count="233" meta:character-count="1418" meta:non-whitespace-character-count="1218"/>
  </office:meta>
</office:document-meta>
</file>